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loudformation/" office:name=""><text:span text:style-name="Definition">AWS CloudFormation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ecs/" office:name=""><text:span text:style-name="Definition">Amazon ECS</text:span></text:a>, <text:a xlink:type="simple" xlink:href="https://aws.amazon.com/iam/" office:name=""><text:span text:style-name="Definition">Amazon IAM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aws.amazon.com/ecs/" office:name=""><text:span text:style-name="Definition">Elastic Container Service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mputing, cloud configuration security, collaboration, communication, computer science, database, deployment, devops, innovation, linux, multi-platform development, operational reliability, performance, platform, scalability, scaling, scripting, technical, troubleshooting, virtualiz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5:27Z</meta:creation-date>
    <dc:date>2025-01-27T02:05:27Z</dc:date>
  </office:meta>
</office:document-meta>
</file>